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427" officeooo:paragraph-rsid="000bf427"/>
    </style:style>
    <style:style style:name="P2" style:family="paragraph" style:parent-style-name="Standard">
      <style:paragraph-properties fo:text-align="start" style:justify-single-word="false"/>
      <style:text-properties officeooo:rsid="000bf427" officeooo:paragraph-rsid="000bf427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bf427" officeooo:paragraph-rsid="000bf427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15pt" officeooo:rsid="000bf427" officeooo:paragraph-rsid="000bf427" style:font-size-asian="15pt" style:font-size-complex="15pt"/>
    </style:style>
    <style:style style:name="P5" style:family="paragraph" style:parent-style-name="Standard">
      <style:text-properties fo:font-size="15pt" fo:font-weight="bold" officeooo:rsid="000bf427" officeooo:paragraph-rsid="000bf427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f8b3d" officeooo:paragraph-rsid="000f8b3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6pt" fo:font-weight="bold" officeooo:rsid="000bf427" officeooo:paragraph-rsid="000bf42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officeooo:rsid="000bf427" officeooo:paragraph-rsid="000bf427" style:font-size-asian="14pt" style:font-size-complex="14pt"/>
    </style:style>
    <style:style style:name="P9" style:family="paragraph" style:parent-style-name="Standard">
      <style:text-properties fo:font-size="14pt" officeooo:rsid="000bf427" officeooo:paragraph-rsid="000d9065" style:font-size-asian="14pt" style:font-size-complex="14pt"/>
    </style:style>
    <style:style style:name="P10" style:family="paragraph" style:parent-style-name="Standard">
      <style:text-properties fo:font-size="14pt" fo:font-weight="bold" officeooo:rsid="000bf427" officeooo:paragraph-rsid="000bf42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0f8b3d" officeooo:paragraph-rsid="000f8b3d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paragraph-rsid="000f8b3d"/>
    </style:style>
    <style:style style:name="P13" style:family="paragraph" style:parent-style-name="Standard" style:list-style-name="L1">
      <style:text-properties fo:font-size="14pt" officeooo:rsid="000bf427" officeooo:paragraph-rsid="000bf427" style:font-size-asian="14pt" style:font-size-complex="14pt"/>
    </style:style>
    <style:style style:name="P14" style:family="paragraph" style:parent-style-name="Standard" style:list-style-name="L2">
      <style:text-properties fo:font-size="14pt" fo:font-weight="normal" officeooo:rsid="0017bcc0" officeooo:paragraph-rsid="0017bcc0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0f8b3d" officeooo:paragraph-rsid="000f8b3d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a3a6b" officeooo:paragraph-rsid="001a3a6b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text-properties officeooo:rsid="0017bcc0" officeooo:paragraph-rsid="0017bcc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c3d1" style:font-weight-asian="bold" style:font-weight-complex="bold"/>
    </style:style>
    <style:style style:name="T4" style:family="text">
      <style:text-properties officeooo:rsid="001257c4"/>
    </style:style>
    <style:style style:name="T5" style:family="text">
      <style:text-properties officeooo:rsid="00137ebf"/>
    </style:style>
    <style:style style:name="T6" style:family="text">
      <style:text-properties officeooo:rsid="0014c3d1"/>
    </style:style>
    <style:style style:name="T7" style:family="text">
      <style:text-properties officeooo:rsid="00161f17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1c1a2" style:font-size-asian="14pt" style:font-weight-asian="normal" style:font-size-complex="14pt" style:font-weight-complex="normal"/>
    </style:style>
    <style:style style:name="T10" style:family="text">
      <style:text-properties officeooo:rsid="0018deea"/>
    </style:style>
    <style:style style:name="T11" style:family="text">
      <style:text-properties officeooo:rsid="001990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Arushi Dogra</text:span> </text:p>
      <text:p text:style-name="P2"/>
      <text:p text:style-name="P4">237, Parul Hostel </text:p>
      <text:p text:style-name="P4">International Institute of Information Technology, Hyderabad </text:p>
      <text:p text:style-name="P4">Gachibo<text:span text:style-name="T5">w</text:span>li, Hyderabad- 500032 </text:p>
      <text:p text:style-name="P4">Telangana, </text:p>
      <text:p text:style-name="P4">India </text:p>
      <text:p text:style-name="P4">E-mail: <text:a xlink:type="simple" xlink:href="mailto:arushi.dogra@research.iiit.ac.in"><text:span text:style-name="T6">arushi.dogra@research.iiit.ac.in</text:span></text:a></text:p>
      <text:p text:style-name="P4">Contact Number: 9581<text:span text:style-name="T6">243064</text:span></text:p>
      <text:p text:style-name="P1"/>
      <text:p text:style-name="P1"/>
      <text:p text:style-name="P7">EDUCATION </text:p>
      <text:p text:style-name="P10"/>
      <text:p text:style-name="P8">• <text:span text:style-name="T2">B.Tec</text:span><text:span text:style-name="T3">h</text:span><text:span text:style-name="T2"> <text:s/></text:span><text:span text:style-name="T3">in </text:span><text:span text:style-name="T2">CSE </text:span><text:span text:style-name="T3">and M.S. by reasearch in CSE</text:span><text:span text:style-name="T2"> : </text:span></text:p>
      <text:p text:style-name="P8"><text:tab/>currently in my second year, </text:p>
      <text:p text:style-name="P8"><text:s text:c="10"/>IIIT Hyderabad(2013-201<text:span text:style-name="T6">8</text:span> expected) </text:p>
      <text:p text:style-name="P8"><text:s text:c="10"/>CGPA(till 3<text:span text:style-name="T1">rd</text:span> semester): <text:span text:style-name="T6">7.5</text:span>/10</text:p>
      <text:p text:style-name="P1"/>
      <text:p text:style-name="P4">• <text:span text:style-name="T2">Senior Secondary Education </text:span></text:p>
      <text:p text:style-name="P4"><text:s text:c="7"/><text:span text:style-name="T11">M.C.M. D.A.V. Centenary Public School(94%)</text:span></text:p>
      <text:p text:style-name="P4"/>
      <text:p text:style-name="P5">• Secondary Education </text:p>
      <text:p text:style-name="P4"><text:tab/><text:span text:style-name="T11">Angels Public School</text:span></text:p>
      <text:p text:style-name="P4"><text:tab/>CGPA: 10/10</text:p>
      <text:p text:style-name="P4"/>
      <text:p text:style-name="P5">ACHIEVEMENTS </text:p>
      <text:p text:style-name="P5"/>
      <text:p text:style-name="P8"><text:tab/>• Secured rank <text:span text:style-name="T11">4158</text:span> in IIT JEE ADVANCED(2013)- among 1.5 lakh selected </text:p>
      <text:p text:style-name="P8"><text:tab/> <text:s text:c="2"/>students </text:p>
      <text:p text:style-name="P8"><text:tab/>• Secured A.I.R <text:span text:style-name="T11">2807</text:span> and state rank-<text:span text:style-name="T11">51</text:span> in IIT JEE MAINS(2013) -among 15 <text:tab/> <text:s text:c="2"/>lakh students.</text:p>
      <text:list xml:id="list4715811012641201093" text:style-name="L1">
        <text:list-header>
          <text:p text:style-name="P13"><text:s/></text:p>
        </text:list-header>
      </text:list>
      <text:p text:style-name="P1"/>
      <text:p text:style-name="P5">SKILL SET </text:p>
      <text:p text:style-name="P10"/>
      <text:p text:style-name="P8"><text:tab/>Programming Languages: C </text:p>
      <text:p text:style-name="P8"><text:tab/>Scripting Languages: Bash, Python, Javascript </text:p>
      <text:p text:style-name="P8"><text:tab/>Web Technologies: HTML, CSS </text:p>
      <text:p text:style-name="P8"><text:tab/>Database Systems: MySQL </text:p>
      <text:p text:style-name="P8"><text:tab/>Libraries, API, Tools: Jquery, GraphAPI , Facepy</text:p>
      <text:p text:style-name="P8"><text:tab/>Frameworks: Django, Web2py </text:p>
      <text:p text:style-name="P8"><text:tab/>Programming Environments: Vim (Moderate) </text:p>
      <text:p text:style-name="P8"><text:tab/>Version Control: Git</text:p>
      <text:p text:style-name="P8"><text:soft-page-break/></text:p>
      <text:p text:style-name="P8"/>
      <text:p text:style-name="P10">PROJECTS </text:p>
      <text:p text:style-name="P10"/>
      <text:p text:style-name="P8">1. Created an Image Viewer in Web2py whereby a user can upload the pics and </text:p>
      <text:p text:style-name="P8">create an album and also view the album in a slideshow and comment on other </text:p>
      <text:p text:style-name="P9">users album photos.</text:p>
      <text:p text:style-name="P9"/>
      <text:p text:style-name="P8"><text:span text:style-name="T7">2</text:span>. Built a database query engine using PHP and MYSQL on a Hospital database .</text:p>
      <text:p text:style-name="P8"/>
      <text:p text:style-name="P9"><text:span text:style-name="T7">3</text:span>. Built a mini-Kernel in Linux.</text:p>
      <text:p text:style-name="P9"/>
      <text:p text:style-name="P8"><text:span text:style-name="T7">4</text:span>. Made an Analytics project for dressy@imaginate implemented in DJANGO </text:p>
      <text:p text:style-name="P8">Framework.The user can try the apparel, share it on facebook or share it on G+ </text:p>
      <text:p text:style-name="P8">Based on the actions the user performs we track the i<text:span text:style-name="T4">n</text:span>formation like device, </text:p>
      <text:p text:style-name="P8">operating system, browser, country,IP, date,time etc when the action was </text:p>
      <text:p text:style-name="P8">performed and store it in the backend.Based on these we build piecharts and </text:p>
      <text:p text:style-name="P8">bar graphs to depict the appropriate information for the merchants.</text:p>
      <text:p text:style-name="P8"/>
      <text:p text:style-name="P8"><text:span text:style-name="T7">5</text:span>. Made a carom board game in 2D implemented in OpenGL and c++.</text:p>
      <text:p text:style-name="P8"/>
      <text:p text:style-name="P6">INTERESTS</text:p>
      <text:p text:style-name="P12"/>
      <text:list xml:id="list3223077250803431307" text:style-name="L2">
        <text:list-item>
          <text:p text:style-name="P17"><text:span text:style-name="T9">A</text:span><text:span text:style-name="T8">lgorithmic Coding</text:span></text:p>
        </text:list-item>
        <text:list-item>
          <text:p text:style-name="P14">Open Source</text:p>
        </text:list-item>
      </text:list>
      <text:p text:style-name="P11"/>
      <text:p text:style-name="P11">Codechef Handle: <text:a xlink:type="simple" xlink:href="http://www.codechef.com/users/arushi1011">http://www.codechef.com/users/</text:a><text:a xlink:type="simple" xlink:href="http://www.codechef.com/users/arushi1011"><text:span text:style-name="T10">arushi1011</text:span></text:a></text:p>
      <text:p text:style-name="P16">Codeforces Handle:<text:a xlink:type="simple" xlink:href="http://codeforces.com/profile/arushi1011">http://codeforces.com/profile/arushi1011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01:15:32.697838022</meta:creation-date>
    <dc:date>2015-02-18T21:19:32.687355679</dc:date>
    <meta:editing-duration>PT21M37S</meta:editing-duration>
    <meta:editing-cycles>14</meta:editing-cycles>
    <meta:generator>LibreOffice/4.2.6.3$Linux_X86_64 LibreOffice_project/420m0$Build-3</meta:generator>
    <meta:document-statistic meta:table-count="0" meta:image-count="0" meta:object-count="0" meta:page-count="2" meta:paragraph-count="50" meta:word-count="277" meta:character-count="1931" meta:non-whitespace-character-count="1626"/>
  </office:meta>
</office:document-meta>
</file>